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c9f7" officeooo:paragraph-rsid="0015c9f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c9f7" officeooo:paragraph-rsid="0015c9f7" style:font-size-asian="12.25pt" style:font-weight-asian="bold" style:font-size-complex="14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officeooo:paragraph-rsid="0017e805"/>
    </style:style>
    <style:style style:name="P4" style:family="paragraph" style:parent-style-name="Standard" style:list-style-name="L9">
      <style:paragraph-properties fo:text-align="start" style:justify-single-word="false"/>
      <style:text-properties officeooo:paragraph-rsid="0019d7af"/>
    </style:style>
    <style:style style:name="P5" style:family="paragraph" style:parent-style-name="Standard" style:list-style-name="L10">
      <style:paragraph-properties fo:text-align="start" style:justify-single-word="false"/>
      <style:text-properties officeooo:paragraph-rsid="0019d7af"/>
    </style:style>
    <style:style style:name="P6" style:family="paragraph" style:parent-style-name="Standard" style:list-style-name="L11">
      <style:paragraph-properties fo:text-align="start" style:justify-single-word="false"/>
      <style:text-properties officeooo:paragraph-rsid="001b80f5"/>
    </style:style>
    <style:style style:name="P7" style:family="paragraph" style:parent-style-name="Standard" style:list-style-name="L11">
      <style:paragraph-properties fo:text-align="start" style:justify-single-word="false"/>
      <style:text-properties officeooo:paragraph-rsid="001bf364"/>
    </style:style>
    <style:style style:name="P8" style:family="paragraph" style:parent-style-name="Standard" style:list-style-name="L12">
      <style:paragraph-properties fo:text-align="start" style:justify-single-word="false"/>
      <style:text-properties officeooo:paragraph-rsid="001d97d8"/>
    </style:style>
    <style:style style:name="P9" style:family="paragraph" style:parent-style-name="Standard" style:list-style-name="L13">
      <style:paragraph-properties fo:text-align="start" style:justify-single-word="false"/>
      <style:text-properties officeooo:paragraph-rsid="001f80a4"/>
    </style:style>
    <style:style style:name="P10" style:family="paragraph" style:parent-style-name="Standard" style:list-style-name="L14">
      <style:paragraph-properties fo:text-align="start" style:justify-single-word="false"/>
      <style:text-properties officeooo:paragraph-rsid="001f80a4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81c42" officeooo:paragraph-rsid="00181c4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9b496" officeooo:paragraph-rsid="0019b49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9b496" officeooo:paragraph-rsid="0019b49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9d7af" officeooo:paragraph-rsid="0019d7a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1f80a4" officeooo:paragraph-rsid="001f80a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9b496" officeooo:paragraph-rsid="0019b4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7e805" officeooo:paragraph-rsid="0017e805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81c42" officeooo:paragraph-rsid="00181c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17e805" officeooo:paragraph-rsid="0017e805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5">
      <style:paragraph-properties fo:text-align="start" style:justify-single-word="false"/>
      <style:text-properties fo:font-size="12pt" fo:font-style="italic" fo:font-weight="normal" officeooo:rsid="001f80a4" officeooo:paragraph-rsid="001f80a4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tyle="normal" officeooo:rsid="0019d7af" officeooo:paragraph-rsid="0019d7af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19d7af" officeooo:paragraph-rsid="0019d7af" style:font-style-asian="normal" style:font-style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weight="normal" officeooo:rsid="001c5439" officeooo:paragraph-rsid="001c5439" style:font-weight-asian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officeooo:rsid="0019d7af" officeooo:paragraph-rsid="0019d7af"/>
    </style:style>
    <style:style style:name="P27" style:family="paragraph" style:parent-style-name="Standard" style:list-style-name="L10">
      <style:paragraph-properties fo:text-align="start" style:justify-single-word="false"/>
      <style:text-properties officeooo:rsid="0019d7af" officeooo:paragraph-rsid="0019d7af"/>
    </style:style>
    <style:style style:name="P28" style:family="paragraph" style:parent-style-name="Standard" style:list-style-name="L11">
      <style:paragraph-properties fo:text-align="start" style:justify-single-word="false"/>
      <style:text-properties officeooo:rsid="001bf364" officeooo:paragraph-rsid="001bf364"/>
    </style:style>
    <style:style style:name="P29" style:family="paragraph" style:parent-style-name="Standard">
      <style:paragraph-properties fo:text-align="start" style:justify-single-word="false"/>
      <style:text-properties officeooo:rsid="001bf364" officeooo:paragraph-rsid="001bf364"/>
    </style:style>
    <style:style style:name="P30" style:family="paragraph" style:parent-style-name="Standard" style:list-style-name="L14">
      <style:paragraph-properties fo:text-align="start" style:justify-single-word="false"/>
      <style:text-properties officeooo:rsid="001f80a4" officeooo:paragraph-rsid="001f80a4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5c9f7" style:font-size-asian="12.25pt" style:font-size-complex="14pt"/>
    </style:style>
    <style:style style:name="T3" style:family="text">
      <style:text-properties fo:font-size="14pt" officeooo:rsid="001d97d8" style:font-size-asian="12.25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ize-asian="12pt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b422" style:font-style-asian="normal" style:font-style-complex="normal"/>
    </style:style>
    <style:style style:name="T9" style:family="text">
      <style:text-properties fo:font-size="12pt" fo:font-style="normal" fo:font-weight="bold" officeooo:rsid="0017e805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normal" officeooo:rsid="0019d7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b80f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bf36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9d7a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bf36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d97d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f80a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19d7af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1b80f5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1bf364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19b496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19d7af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1bf36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d97d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f80a4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size-asian="12pt"/>
    </style:style>
    <style:style style:name="T33" style:family="text">
      <style:text-properties officeooo:rsid="0019b496" style:font-size-asian="12pt"/>
    </style:style>
    <style:style style:name="T34" style:family="text">
      <style:text-properties officeooo:rsid="0019b496"/>
    </style:style>
    <style:style style:name="T35" style:family="text">
      <style:text-properties officeooo:rsid="001fb4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rray Methods</text:p>
      <text:p text:style-name="P2"/>
      <text:p text:style-name="P19"><text:span text:style-name="T2"/></text:p>
      <text:p text:style-name="P19"><text:span text:style-name="T2">C</text:span><text:span text:style-name="T1">overting Arrays to Strings</text:span></text:p>
      <text:list xml:id="list1271913115" text:style-name="L5">
        <text:list-item>
          <text:p text:style-name="P11">The <text:span text:style-name="T4">toString()</text:span> method converts an array to a string of (comma separated) array values.</text:p>
          <text:list>
            <text:list-item>
              <text:p text:style-name="P11">ex. <text:span text:style-name="T4">const fruits = ['apple', 'orange', 'pear']; | fruits.toString(); | returns apple,orange,pear</text:span></text:p>
            </text:list-item>
          </text:list>
        </text:list-item>
        <text:list-item>
          <text:p text:style-name="P11">The <text:span text:style-name="T4">join()</text:span> method works similarly to <text:span text:style-name="T4">toString()</text:span> but you are able to specify the separator.</text:p>
          <text:list>
            <text:list-item>
              <text:p text:style-name="P11">ex. <text:span text:style-name="T4">const fruits = ['apple', 'orange', 'pear']; | </text:span>fruits.join(' * '); | returns apple * orange * pear</text:p>
              <text:p text:style-name="P11"/>
            </text:list-item>
          </text:list>
        </text:list-item>
      </text:list>
      <text:p text:style-name="P19"><text:span text:style-name="T1">Popping and Pushing</text:span></text:p>
      <text:list xml:id="list328008020" text:style-name="L6">
        <text:list-item>
          <text:p text:style-name="P12">Popping and pushing works by popping items <text:span text:style-name="T5">out</text:span> of an array, or pushing <text:span text:style-name="T5">into</text:span> an array.</text:p>
        </text:list-item>
      </text:list>
      <text:p text:style-name="P19"><text:span text:style-name="T1"><text:tab/></text:span><text:span text:style-name="T32">Pop</text:span><text:span text:style-name="T33">ping</text:span></text:p>
      <text:list xml:id="list1328619021" text:style-name="L7">
        <text:list-item>
          <text:p text:style-name="P13"><text:span text:style-name="T32">The pop() method removes the last element from an array.</text:span></text:p>
          <text:list>
            <text:list-item>
              <text:p text:style-name="P13"><text:span text:style-name="T32">ex. </text:span><text:span text:style-name="T6">const fruits = ['apple', 'orange', 'pear']; | fruits.pop(); | </text:span><text:span text:style-name="T32">removes 'pear' from fruits.</text:span></text:p>
            </text:list-item>
          </text:list>
        </text:list-item>
        <text:list-item>
          <text:p text:style-name="P13"><text:span text:style-name="T32">The pop() method returns the value that was 'popped out'.</text:span></text:p>
          <text:p text:style-name="P13"><text:span text:style-name="T32"/></text:p>
        </text:list-item>
      </text:list>
      <text:p text:style-name="P21"><text:tab/>Push<text:span text:style-name="T34">ing</text:span></text:p>
      <text:list xml:id="list553826797" text:style-name="L8">
        <text:list-item>
          <text:p text:style-name="P18">The <text:span text:style-name="T4">push()</text:span> method adds a new element to an array (at the end).</text:p>
          <text:list>
            <text:list-item>
              <text:p text:style-name="P18">ex. <text:span text:style-name="T4">const fruits = ['apple, 'orange', 'pear']; | fruits.push('banana'); | </text:span>fruit will contain banana at fruits[3];</text:p>
            </text:list-item>
          </text:list>
        </text:list-item>
        <text:list-item>
          <text:p text:style-name="P18">The push() method returns the new array length.</text:p>
        </text:list-item>
      </text:list>
      <text:p text:style-name="P19"><text:span text:style-name="T1"/></text:p>
      <text:p text:style-name="P19"><text:span text:style-name="T1">Shifting Elements</text:span></text:p>
      <text:list xml:id="list2040445462" text:style-name="L9">
        <text:list-item>
          <text:p text:style-name="P4"><text:span text:style-name="T11">Shifting is equivalent to popping, where it removes an element but shifting removes the first element of the array and 'shifts' all other elements to a lower index.</text:span></text:p>
        </text:list-item>
        <text:list-item>
          <text:p text:style-name="P4"><text:span text:style-name="T11">The </text:span><text:span text:style-name="T21">shift()</text:span><text:span text:style-name="T11"> method removes the array's first element.</text:span></text:p>
          <text:list>
            <text:list-item>
              <text:p text:style-name="P23"><text:span text:style-name="T30">ex. </text:span><text:span text:style-name="T20">const fruits = </text:span><text:span text:style-name="T25">['apple', 'orange', 'pear']</text:span><text:span text:style-name="T24">; | fruits.shift(); | </text:span><text:span text:style-name="T31">removes 'apple' from fruits</text:span></text:p>
            </text:list-item>
          </text:list>
        </text:list-item>
        <text:list-item>
          <text:p text:style-name="P23"><text:span text:style-name="T31">The </text:span><text:span text:style-name="T24">shift()</text:span><text:span text:style-name="T31"> method returns the value that was 'shifted out'.</text:span></text:p>
        </text:list-item>
      </text:list>
      <text:p text:style-name="P24"><text:span text:style-name="T31"/></text:p>
      <text:list xml:id="list175655913006094" text:continue-numbering="true" text:style-name="L9">
        <text:list-item>
          <text:p text:style-name="P23"><text:span text:style-name="T31">The </text:span><text:span text:style-name="T24">unshift()</text:span><text:span text:style-name="T31"> method adds a new element to an array (at the beginning), and 'unshifts' older elements.</text:span></text:p>
          <text:list>
            <text:list-item>
              <text:p text:style-name="P4"><text:span text:style-name="T11">ex. </text:span><text:span text:style-name="T21">const fruits = </text:span><text:span text:style-name="T25">['apple', 'orange', 'pear']</text:span><text:span text:style-name="T26">; | fruits.unshift(); | </text:span><text:span text:style-name="T15">adds 'apple' to fruits</text:span></text:p>
            </text:list-item>
          </text:list>
        </text:list-item>
        <text:list-item>
          <text:p text:style-name="P26"><text:span text:style-name="T15">T</text:span><text:span text:style-name="T14">he </text:span><text:span text:style-name="T24">unshift()</text:span><text:span text:style-name="T14"> method returns a new array length.</text:span></text:p>
        </text:list-item>
      </text:list>
      <text:p text:style-name="P19"><text:span text:style-name="T1"/></text:p>
      <text:p text:style-name="P19"><text:span text:style-name="T1">Deleting Elements</text:span></text:p>
      <text:list xml:id="list3542419660" text:style-name="L10">
        <text:list-item>
          <text:p text:style-name="P14">Since Javascript Arrays are objects, elements can be deleted by using the Javascript operator <text:span text:style-name="T4">delete</text:span></text:p>
          <text:list>
            <text:list-item>
              <text:p text:style-name="P5"><text:span text:style-name="T11">ex. </text:span><text:span text:style-name="T21">const fruits = </text:span><text:span text:style-name="T25">['apple', 'orange', 'pear']</text:span><text:span text:style-name="T26">; | delete fruits[0]; | </text:span><text:span text:style-name="T15">changes first element to 'undefined' in fruits</text:span></text:p>
            </text:list-item>
          </text:list>
        </text:list-item>
        <text:list-item>
          <text:p text:style-name="P27"><text:span text:style-name="T14">Using </text:span><text:span text:style-name="T24">delete</text:span><text:span text:style-name="T14"> may leave 'undefined' holes in the array. Using </text:span><text:span text:style-name="T24">pop() or shift()</text:span><text:span text:style-name="T14"> prevents 'undefined' from showing up.</text:span></text:p>
          <text:p text:style-name="P27"><text:span text:style-name="T14"/></text:p>
        </text:list-item>
      </text:list>
      <text:p text:style-name="P19"><text:span text:style-name="T1">Splicing an Array</text:span></text:p>
      <text:list xml:id="list1278543753" text:style-name="L11">
        <text:list-item>
          <text:p text:style-name="P6"><text:span text:style-name="T12">The </text:span><text:span text:style-name="T22">splice(</text:span><text:span text:style-name="T23">position, number of elements removed</text:span><text:span text:style-name="T22">)</text:span><text:span text:style-name="T12"> method is used to add new items to an array.</text:span><text:span text:style-name="T13"> This method can be used to position the new items within the array (rather than the beginning or end).</text:span></text:p>
          <text:list>
            <text:list-item>
              <text:p text:style-name="P7"><text:span text:style-name="T11">ex. </text:span><text:span text:style-name="T21">const fruits = </text:span><text:span text:style-name="T25">['apple', 'orange', 'pear']</text:span><text:span text:style-name="T26">; | </text:span><text:span text:style-name="T27">fruits.splice(1, 0, 'grapes')</text:span><text:span text:style-name="T26">; | </text:span><text:span text:style-name="T16">adds 'grapes' to fruits[2], after 'orange' before 'pear'. No elements removed.</text:span></text:p>
            </text:list-item>
          </text:list>
        </text:list-item>
        <text:list-item>
          <text:p text:style-name="P28"><text:span text:style-name="T14">The </text:span><text:span text:style-name="T24">splice()</text:span><text:span text:style-name="T14"> method returns an array with the deleted items.</text:span></text:p>
        </text:list-item>
      </text:list>
      <text:p text:style-name="P29"><text:span text:style-name="T14"/></text:p>
      <text:p text:style-name="P29"><text:span text:style-name="T14"><text:tab/></text:span><text:span text:style-name="T10">splice() to Remove Elements</text:span></text:p>
      <text:list xml:id="list1096699633" text:style-name="L12">
        <text:list-item>
          <text:p text:style-name="P25"><text:span text:style-name="T19">splice() can be used to remove elements without leaving 'undefined' holes.</text:span></text:p>
          <text:list>
            <text:list-item>
              <text:p text:style-name="P8"><text:span text:style-name="T11">ex. </text:span><text:span text:style-name="T21">const fruits = </text:span><text:span text:style-name="T25">['apple', 'orange', 'pear']</text:span><text:span text:style-name="T26">; | </text:span><text:span text:style-name="T27">fruits.splice(</text:span><text:span text:style-name="T28">0, 1</text:span><text:span text:style-name="T27">)</text:span><text:span text:style-name="T26">; | </text:span><text:span text:style-name="T17">removes 'apple'</text:span></text:p>
            </text:list-item>
          </text:list>
        </text:list-item>
      </text:list>
      <text:p text:style-name="P29"><text:soft-page-break/><text:span text:style-name="T14"/></text:p>
      <text:p text:style-name="P19"><text:span text:style-name="T1">Merging </text:span><text:span text:style-name="T3">(Concatenating) </text:span><text:span text:style-name="T1">Arrays</text:span></text:p>
      <text:list xml:id="list3295485309" text:style-name="L13">
        <text:list-item>
          <text:p text:style-name="P15">The <text:span text:style-name="T4">concat()</text:span><text:span text:style-name="T5"> </text:span>method creates a new array by merging (concatenating) existing arrays:</text:p>
        </text:list-item>
        <text:list-item>
          <text:p text:style-name="P15">The <text:span text:style-name="T4">concat()</text:span> method can take any number of array arguments or string arguments.</text:p>
          <text:list>
            <text:list-item>
              <text:p text:style-name="P9"><text:span text:style-name="T11">ex. </text:span><text:span text:style-name="T21">const fruits = </text:span><text:span text:style-name="T25">['apple', 'orange', 'pear']</text:span><text:span text:style-name="T26">; | </text:span><text:span text:style-name="T29">const vegetables = ['lettuce', 'celery']; | const fruitsAndVegetables = fruits.concat(vegetables); | </text:span><text:span text:style-name="T18">fruitsAndVegetables will have fruits and vegetable items.</text:span></text:p>
            </text:list-item>
          </text:list>
        </text:list-item>
        <text:list-item>
          <text:p text:style-name="P9"><text:span text:style-name="T29"/></text:p>
        </text:list-item>
      </text:list>
      <text:p text:style-name="P19"><text:span text:style-name="T1">Slicing an Array</text:span></text:p>
      <text:list xml:id="list4226571916" text:style-name="L14">
        <text:list-item>
          <text:p text:style-name="P16">The <text:span text:style-name="T4">slice()</text:span> method slices out a piece of an array into a new array. This method does not remove any elements from the source array.</text:p>
          <text:list>
            <text:list-item>
              <text:p text:style-name="P10"><text:span text:style-name="T11">ex. </text:span><text:span text:style-name="T21">const fruits = </text:span><text:span text:style-name="T25">['apple', 'orange', 'pear']</text:span><text:span text:style-name="T26">; | </text:span><text:span text:style-name="T29">fruits.slice(1); | </text:span><text:span text:style-name="T18">returns 'orange', 'pear'</text:span></text:p>
            </text:list-item>
          </text:list>
        </text:list-item>
        <text:list-item>
          <text:p text:style-name="P30"><text:span text:style-name="T14">The </text:span><text:span text:style-name="T24">slice()</text:span><text:span text:style-name="T14"> method can take two arguments. </text:span><text:span text:style-name="T24">slice(starting index, ending index(excluded)</text:span></text:p>
          <text:list>
            <text:list-item>
              <text:p text:style-name="P30"><text:span text:style-name="T14">It does not include the end argument index.</text:span></text:p>
            </text:list-item>
          </text:list>
        </text:list-item>
        <text:list-item>
          <text:p text:style-name="P30"><text:span text:style-name="T14">If the end argument is omitted, the rest of the array will be sliced out.</text:span></text:p>
          <text:p text:style-name="P30"><text:span text:style-name="T14"/></text:p>
        </text:list-item>
      </text:list>
      <text:p text:style-name="P20"><text:span text:style-name="T1">Automatic toString()</text:span></text:p>
      <text:list xml:id="list1060879168" text:style-name="L15">
        <text:list-item>
          <text:p text:style-name="P17">Javascript automatically converts an array to a comma separated string when a primitive value is expected. All Javascript objets have a <text:span text:style-name="T4">toString()</text:span> method.</text:p>
          <text:list>
            <text:list-item>
              <text:p text:style-name="P22">fruits.toString(); <text:span text:style-name="T35">|</text:span><text:span text:style-name="T7"> </text:span>fruits<text:span text:style-name="T35">;<text:tab/></text:span><text:span text:style-name="T8">:</text:span><text:span text:style-name="T35"> </text:span><text:span text:style-name="T7">produces the same result</text:span></text:p>
              <text:p text:style-name="P22"><text:span text:style-name="T7"/></text:p>
            </text:list-item>
          </text:list>
        </text:list-item>
      </text:list>
      <text:p text:style-name="P19">Complete Javascript Array Reference</text:p>
      <text:list xml:id="list972952265" text:style-name="L4">
        <text:list-item>
          <text:p text:style-name="P3"><text:a xlink:type="simple" xlink:href="https://www.w3schools.com/jsref/jsref_obj_array.asp" text:style-name="Internet_20_link" text:visited-style-name="Visited_20_Internet_20_Link"><text:span text:style-name="T9">Javascript Array Referenc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52:54.461452928</meta:creation-date>
    <meta:generator>LibreOffice/6.4.7.2$Linux_X86_64 LibreOffice_project/40$Build-2</meta:generator>
    <dc:date>2021-09-24T17:56:54.831864429</dc:date>
    <meta:editing-duration>PT1H3M5S</meta:editing-duration>
    <meta:editing-cycles>11</meta:editing-cycles>
    <meta:document-statistic meta:table-count="0" meta:image-count="0" meta:object-count="0" meta:page-count="2" meta:paragraph-count="56" meta:word-count="623" meta:character-count="3751" meta:non-whitespace-character-count="3218"/>
  </office:meta>
</office:document-meta>
</file>